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32pt" fo:font-weight="bold" officeooo:rsid="001c204c" officeooo:paragraph-rsid="001c204c"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bold" officeooo:rsid="001c204c" officeooo:paragraph-rsid="001c204c"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1c204c" officeooo:paragraph-rsid="001c204c"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officeooo:rsid="001c204c" officeooo:paragraph-rsid="001c204c" style:font-size-asian="10.5pt" style:font-weight-asian="normal" style:font-size-complex="12pt" style:font-weight-complex="normal"/>
    </style:style>
    <style:style style:name="P5" style:family="paragraph" style:parent-style-name="Standard" style:master-page-name="">
      <style:paragraph-properties fo:text-align="start" style:justify-single-word="false" style:page-number="auto" fo:break-before="auto" fo:break-after="auto"/>
      <style:text-properties fo:font-size="12pt" fo:font-weight="bold" officeooo:rsid="001c204c" officeooo:paragraph-rsid="001c204c"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1c4f2d" officeooo:paragraph-rsid="001c4f2d" style:font-size-asian="10.5pt" style:font-weight-asian="bold" style:font-size-complex="12pt" style:font-weight-complex="bold"/>
    </style:style>
    <style:style style:name="P7" style:family="paragraph" style:parent-style-name="Standard">
      <style:paragraph-properties fo:text-align="start" style:justify-single-word="false"/>
      <style:text-properties officeooo:paragraph-rsid="001c4f2d"/>
    </style:style>
    <style:style style:name="P8" style:family="paragraph" style:parent-style-name="Standard">
      <style:paragraph-properties fo:text-align="start" style:justify-single-word="false"/>
      <style:text-properties fo:font-size="20pt" fo:font-weight="bold" officeooo:paragraph-rsid="001c4f2d" style:font-size-asian="20pt" style:font-weight-asian="bold" style:font-size-complex="20pt" style:font-weight-complex="bold"/>
    </style:style>
    <style:style style:name="P9" style:family="paragraph" style:parent-style-name="Standard">
      <style:paragraph-properties fo:text-align="start" style:justify-single-word="false"/>
      <style:text-properties fo:font-size="12pt" fo:font-weight="bold" officeooo:rsid="001d637d" officeooo:paragraph-rsid="001d637d"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normal" officeooo:rsid="001d637d" officeooo:paragraph-rsid="001d637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dbfcc" officeooo:paragraph-rsid="001dbfcc"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f6755" officeooo:paragraph-rsid="001f6755"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20pt" fo:font-weight="normal" officeooo:paragraph-rsid="001c4f2d" style:font-size-asian="20pt" style:font-weight-asian="normal" style:font-size-complex="20pt" style:font-weight-complex="normal"/>
    </style:style>
    <style:style style:name="T1" style:family="text">
      <style:text-properties officeooo:rsid="001c4f2d"/>
    </style:style>
    <style:style style:name="T2" style:family="text">
      <style:text-properties fo:font-size="12pt" fo:font-weight="normal" officeooo:rsid="001c4f2d" style:font-size-asian="10.5pt" style:font-weight-asian="normal" style:font-size-complex="12pt" style:font-weight-complex="normal"/>
    </style:style>
    <style:style style:name="T3" style:family="text">
      <style:text-properties officeooo:rsid="001d637d"/>
    </style:style>
    <style:style style:name="T4" style:family="text">
      <style:text-properties officeooo:rsid="001f675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D1</text:p>
      <text:p text:style-name="P2"/>
      <text:p text:style-name="P3"/>
      <text:p text:style-name="P3"/>
      <text:p text:style-name="P3"/>
      <text:p text:style-name="P3"/>
      <text:p text:style-name="P3">Questions 1 :</text:p>
      <text:p text:style-name="P4">L’entreprise créé par M. Bonnay est une entreprise qui veut révolutionner les voyages qui sont jugé trop simpliste et peu novateur. En effet l’entreprise souhaite devenir un pont numérique entre les voyageurs et les agences locales, ça offre au voyageurs une expérience sur mesure </text:p>
      <text:p text:style-name="P3"/>
      <text:p text:style-name="P3">Questions 2 :</text:p>
      <text:p text:style-name="P4">Les acteurs principaux sont les agences locales, qui fournisse une expertise ainsi que des voyages, </text:p>
      <text:p text:style-name="P4">les voyageurs <text:span text:style-name="T1">qui sont les acteurs les plus important, Bpifrance &amp; Banque qui sont des partenaires financiers. </text:span></text:p>
      <text:p text:style-name="P5"/>
      <text:p text:style-name="P6">Questions 3 :</text:p>
      <text:p text:style-name="P7"><text:span text:style-name="T2">Les agences locales sont des partenaires essentiels et</text:span> proposent les circuits, reçoivent les clients de Daleko, <text:span text:style-name="T1">les voyageurs sont les clients essentiels car ils utilisent la plateforme pour réservé des voyages. Enfin Bpifrance &amp; Banque se sont occupé de lancement </text:span><text:span text:style-name="T3">du projet et le soutien pour l’innovation des nouvelles technologies.</text:span></text:p>
      <text:p text:style-name="P8"/>
      <text:p text:style-name="P8">I. Identifier les relations entre l’entreprise et les ménages.</text:p>
      <text:p text:style-name="P8"/>
      <text:p text:style-name="P9">Questions 1 :</text:p>
      <text:p text:style-name="P10">Les attentes des nouveaux consommateurs veulent accéder a tout les contenu qu’il souhaitent partout dans les mondes et a tout moment, il souhaite gérer et modifier leurs voyages en toute sécurité, enfin ils souhaitent pourvoir accéder au contenu sur leurs smartphone </text:p>
      <text:p text:style-name="P10"/>
      <text:p text:style-name="P9">Questions 2 :</text:p>
      <text:p text:style-name="P11">Les consommateurs souhaite avoir une offre taillée sur mesure et ou l’utilisateur voit clairement la valeur qu’ajoute la plateforme, ils veulent avoir des solutions et des outils pour gérer et modifier les voyages et enfin <text:span text:style-name="T4">la possibilité d’une dimensions mobile</text:span></text:p>
      <text:p text:style-name="P11"/>
      <text:p text:style-name="P12">Questions 3 :</text:p>
      <text:p text:style-name="P12">Quand le moral est élevé les ménages sont plus optimiste sur leurs situations financières, ça inscite les ménages a consommer plus. Ça affecte aussi le fait de partir en vacances si les moral est bon les ménages voudront partir en vacances </text:p>
      <text:p text:style-name="P8"/>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8T14:29:21.491057000</meta:creation-date>
    <meta:generator>LibreOffice/25.2.6.2$Windows_X86_64 LibreOffice_project/729c5bfe710f5eb71ed3bbde9e06a6065e9c6c5d</meta:generator>
    <dc:date>2025-11-18T15:44:50.557169800</dc:date>
    <meta:editing-duration>PT13M12S</meta:editing-duration>
    <meta:editing-cycles>1</meta:editing-cycles>
    <meta:document-statistic meta:table-count="0" meta:image-count="0" meta:object-count="0" meta:page-count="1" meta:paragraph-count="15" meta:word-count="276" meta:character-count="1737" meta:non-whitespace-character-count="1471"/>
  </office:meta>
</office:document-meta>
</file>